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668cm"/>
    </style:style>
    <style:style style:name="co2" style:family="table-column">
      <style:table-column-properties fo:break-before="auto" style:column-width="15.206cm"/>
    </style:style>
    <style:style style:name="co3" style:family="table-column">
      <style:table-column-properties fo:break-before="auto" style:column-width="5.283cm"/>
    </style:style>
    <style:style style:name="co4" style:family="table-column">
      <style:table-column-properties fo:break-before="auto" style:column-width="5.366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1.976cm"/>
    </style:style>
    <style:style style:name="co7" style:family="table-column">
      <style:table-column-properties fo:break-before="auto" style:column-width="5.694cm"/>
    </style:style>
    <style:style style:name="co8" style:family="table-column">
      <style:table-column-properties fo:break-before="auto" style:column-width="8.946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style="none" style:text-underline-mode="continuous" style:text-line-through-mode="continuous" style:font-name-asian="Monospace" style:font-size-asian="10pt" style:language-asian="en" style:country-asian="US" style:font-style-asian="normal" style:font-name-complex="Monospace" style:font-size-complex="5.65000009536743pt" style:language-complex="en" style:country-complex="US" style:font-style-complex="normal" style:text-emphasize="none" style:font-relief="none"/>
    </style:style>
    <style:style style:name="T1" style:family="text">
      <style:text-properties fo:color="#000000" style:font-name="Monospace" fo:font-size="10pt" fo:font-weight="bold" style:font-name-asian="Monospace" style:font-size-asian="10pt" style:font-weight-asian="bold" style:font-name-complex="Monospace" style:font-size-complex="5.69999980926514pt" style:font-weight-complex="bold"/>
    </style:style>
    <style:style style:name="T2" style:family="text">
      <style:text-properties fo:color="#000000" style:font-name="Monospace" fo:font-size="10pt" style:font-name-asian="Monospace" style:font-size-asian="10pt" style:font-name-complex="Monospace" style:font-size-complex="5.69999980926514pt"/>
    </style:style>
    <style:style style:name="T3" style:family="text">
      <style:text-properties fo:color="#008000" style:font-name="Monospace" fo:font-size="10pt" style:font-name-asian="Monospace" style:font-size-asian="10pt" style:font-name-complex="Monospace" style:font-size-complex="5.69999980926514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>
            <text:p>FILE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NEW</text:p>
          </table:table-cell>
          <table:table-cell table:style-name="ce1"/>
          <table:table-cell table:style-name="ce1" office:value-type="string">
            <text:p>@SIGNAL</text:p>
          </table:table-cell>
          <table:table-cell table:style-name="ce1" office:value-type="string">
            <text:p>+</text:p>
          </table:table-cell>
          <table:table-cell table:style-name="ce1" office:value-type="string">
            <text:p>TODO</text:p>
          </table:table-cell>
          <table:table-cell table:style-name="ce1" office:value-type="string">
            <text:p>COMMENT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src/applications/ethernet/EtherAppCli.h:</text:p>
          </table:table-cell>
          <table:table-cell office:value-type="string">
            <text:p>cOutVector eedVector;</text:p>
          </table:table-cell>
          <table:table-cell office:value-type="string">
            <text:p>endToEndDelay</text:p>
          </table:table-cell>
          <table:table-cell/>
          <table:table-cell office:value-type="string">
            <text:p>histogram</text:p>
          </table:table-cell>
          <table:table-cell/>
          <table:table-cell office:value-type="string">
            <text:p>vector</text:p>
          </table:table-cell>
          <table:table-cell table:number-columns-repeated="1015"/>
        </table:table-row>
        <table:table-row table:style-name="ro1">
          <table:table-cell office:value-type="string">
            <text:p>src/applications/ethernet/EtherAppCli.cc:</text:p>
          </table:table-cell>
          <table:table-cell office:value-type="string">
            <text:p>recordScalar("packets sent", packetsSent);</text:p>
          </table:table-cell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ethernet/EtherAppCli.cc:</text:p>
          </table:table-cell>
          <table:table-cell office:value-type="string">
            <text:p>recordScalar("packets rcvd", packetsReceived);</text:p>
          </table:table-cell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ethernet/EtherAppCli.cc:</text:p>
          </table:table-cell>
          <table:table-cell office:value-type="string">
            <text:p>recordScalar("end-to-end delay mean", eedStats.getMean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office:value-type="string">
            <text:p>src/applications/ethernet/EtherAppCli.cc:</text:p>
          </table:table-cell>
          <table:table-cell office:value-type="string">
            <text:p>recordScalar("end-to-end delay stddev", eedStats.getStddev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office:value-type="string">
            <text:p>src/applications/ethernet/EtherAppCli.cc:</text:p>
          </table:table-cell>
          <table:table-cell office:value-type="string">
            <text:p>recordScalar("end-to-end delay min", eedStats.getMin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office:value-type="string">
            <text:p>src/applications/ethernet/EtherAppCli.cc:</text:p>
          </table:table-cell>
          <table:table-cell office:value-type="string">
            <text:p>recordScalar("end-to-end delay max", eedStats.getMax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ethernet/EtherAppSrv.h:</text:p>
          </table:table-cell>
          <table:table-cell office:value-type="string">
            <text:p>cOutVector eedVector;</text:p>
          </table:table-cell>
          <table:table-cell office:value-type="string">
            <text:p>endToEndDelay</text:p>
          </table:table-cell>
          <table:table-cell/>
          <table:table-cell office:value-type="string">
            <text:p>histogram</text:p>
          </table:table-cell>
          <table:table-cell/>
          <table:table-cell office:value-type="string">
            <text:p>vector</text:p>
          </table:table-cell>
          <table:table-cell table:number-columns-repeated="1015"/>
        </table:table-row>
        <table:table-row table:style-name="ro1">
          <table:table-cell office:value-type="string">
            <text:p>src/applications/ethernet/EtherAppSrv.cc:</text:p>
          </table:table-cell>
          <table:table-cell office:value-type="string">
            <text:p>recordScalar("packets sent", packetsSent);</text:p>
          </table:table-cell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ethernet/EtherAppSrv.cc:</text:p>
          </table:table-cell>
          <table:table-cell office:value-type="string">
            <text:p>recordScalar("packets rcvd", packetsReceived);</text:p>
          </table:table-cell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ethernet/EtherAppSrv.cc:</text:p>
          </table:table-cell>
          <table:table-cell office:value-type="string">
            <text:p>recordScalar("end-to-end delay mean", eedStats.getMean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office:value-type="string">
            <text:p>src/applications/ethernet/EtherAppSrv.cc:</text:p>
          </table:table-cell>
          <table:table-cell office:value-type="string">
            <text:p>recordScalar("end-to-end delay stddev", eedStats.getStddev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office:value-type="string">
            <text:p>src/applications/ethernet/EtherAppSrv.cc:</text:p>
          </table:table-cell>
          <table:table-cell office:value-type="string">
            <text:p>recordScalar("end-to-end delay min", eedStats.getMin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office:value-type="string">
            <text:p>src/applications/ethernet/EtherAppSrv.cc:</text:p>
          </table:table-cell>
          <table:table-cell office:value-type="string">
            <text:p>recordScalar("end-to-end delay max", eedStats.getMax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pingapp/PingApp.h:</text:p>
          </table:table-cell>
          <table:table-cell office:value-type="string">
            <text:p>cOutVector delayVector;</text:p>
          </table:table-cell>
          <table:table-cell office:value-type="string">
            <text:p>endToEndDelay</text:p>
          </table:table-cell>
          <table:table-cell/>
          <table:table-cell office:value-type="string">
            <text:p>histogram</text:p>
          </table:table-cell>
          <table:table-cell office:value-type="string">
            <text:p>stats</text:p>
          </table:table-cell>
          <table:table-cell office:value-type="string">
            <text:p>vector</text:p>
          </table:table-cell>
          <table:table-cell table:number-columns-repeated="1015"/>
        </table:table-row>
        <table:table-row table:style-name="ro1">
          <table:table-cell office:value-type="string">
            <text:p>src/applications/pingapp/PingApp.h:</text:p>
          </table:table-cell>
          <table:table-cell office:value-type="string">
            <text:p>cOutVector dropVector;</text:p>
          </table:table-cell>
          <table:table-cell office:value-type="string">
            <text:p>droppedPacket</text:p>
          </table:table-cell>
          <table:table-cell office:value-type="string">
            <text:p>drop</text:p>
          </table:table-cell>
          <table:table-cell table:number-columns-repeated="2"/>
          <table:table-cell office:value-type="string">
            <text:p>vector</text:p>
          </table:table-cell>
          <table:table-cell table:number-columns-repeated="1015"/>
        </table:table-row>
        <table:table-row table:style-name="ro1">
          <table:table-cell office:value-type="string">
            <text:p>src/applications/pingapp/PingApp.cc:</text:p>
          </table:table-cell>
          <table:table-cell office:value-type="string">
            <text:p>recordScalar("Pings sent", sendSeqNo);</text:p>
          </table:table-cell>
          <table:table-cell office:value-type="string">
            <text:p>sentPacket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applications/pingapp/PingApp.cc:</text:p>
          </table:table-cell>
          <table:table-cell office:value-type="string">
            <text:p>recordScalar("Pings dropped", dropCount);</text:p>
          </table:table-cell>
          <table:table-cell office:value-type="string">
            <text:p>droppedPacket</text:p>
          </table:table-cell>
          <table:table-cell office:value-type="string">
            <text:p>drop</text:p>
          </table:table-cell>
          <table:table-cell office:value-type="string">
            <text:p>sum</text:p>
          </table:table-cell>
          <table:table-cell table:number-columns-repeated="1017"/>
        </table:table-row>
        <table:table-row table:style-name="ro1">
          <table:table-cell office:value-type="string">
            <text:p>src/applications/pingapp/PingApp.cc:</text:p>
          </table:table-cell>
          <table:table-cell office:value-type="string">
            <text:p>recordScalar("Out-of-order ping arrivals", outOfOrderArrivalCount);</text:p>
          </table:table-cell>
          <table:table-cell office:value-type="string">
            <text:p>outOfOrderArrival</text:p>
          </table:table-cell>
          <table:table-cell/>
          <table:table-cell office:value-type="string">
            <text:p>count</text:p>
          </table:table-cell>
          <table:table-cell/>
          <table:table-cell office:value-type="string">
            <text:p>delaysOfOutOfOrder? delaysOfAll?</text:p>
          </table:table-cell>
          <table:table-cell office:value-type="string">
            <text:p>value=endToEndDelay</text:p>
          </table:table-cell>
          <table:table-cell table:number-columns-repeated="1014"/>
        </table:table-row>
        <table:table-row table:style-name="ro1">
          <table:table-cell office:value-type="string">
            <text:p>src/applications/pingapp/PingApp.cc:</text:p>
          </table:table-cell>
          <table:table-cell office:value-type="string">
            <text:p>recordScalar("Pings outstanding at end", sendSeqNo-expectedReplySeqNo)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office:value-type="string">
            <text:p>src/applications/pingapp/PingApp.cc:</text:p>
          </table:table-cell>
          <table:table-cell office:value-type="string">
            <text:p>recordScalar("Ping drop rate (%)", 100 * dropCount / (double)sendSeqNo)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office:value-type="string">
            <text:p>src/applications/pingapp/PingApp.cc:</text:p>
          </table:table-cell>
          <table:table-cell office:value-type="string">
            <text:p>recordScalar("Ping out-of-order rate (%)", 100 * outOfOrderArrivalCount / (double)sendSeqNo)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sctpapp/SCTPPeer.h:</text:p>
          </table:table-cell>
          <table:table-cell office:value-type="string">
            <text:p>typedef std::map&lt;int32,cOutVector*&gt; BytesPerAssoc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office:value-type="string">
            <text:p>src/applications/sctpapp/SCTPPeer.h:</text:p>
          </table:table-cell>
          <table:table-cell office:value-type="string">
            <text:p>typedef std::map&lt;int32,cOutVector*&gt; EndToEndDelay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sctpapp/SCTPServer.cc:</text:p>
          </table:table-cell>
          <table:table-cell office:value-type="string">
            <text:p>recordScalar("bytes rcvd", l-&gt;second.rcvdBytes);</text:p>
          </table:table-cell>
          <table:table-cell office:value-type="string">
            <text:p>--marad--</text:p>
          </table:table-cell>
          <table:table-cell table:number-columns-repeated="4"/>
          <table:table-cell office:value-type="string">
            <text:p>ciklusban van</text:p>
          </table:table-cell>
          <table:table-cell table:number-columns-repeated="1014"/>
        </table:table-row>
        <table:table-row table:style-name="ro1">
          <table:table-cell office:value-type="string">
            <text:p>src/applications/sctpapp/SCTPServer.h:</text:p>
          </table:table-cell>
          <table:table-cell office:value-type="string">
            <text:p>typedef std::map&lt;int32,cOutVector*&gt; BytesPerAssoc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office:value-type="string">
            <text:p>src/applications/sctpapp/SCTPServer.h:</text:p>
          </table:table-cell>
          <table:table-cell office:value-type="string">
            <text:p>typedef std::map&lt;int32,cOutVector*&gt; EndToEndDelay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sctpapp/SCTPClient.cc:</text:p>
          </table:table-cell>
          <table:table-cell office:value-type="string">
            <text:p>recordScalar("ums", numBytes);</text:p>
          </table:table-cell>
          <table:table-cell office:value-type="string">
            <text:p>--törölve--</text:p>
          </table:table-cell>
          <table:table-cell table:number-columns-repeated="4"/>
          <table:table-cell office:value-type="string">
            <text:p>a requestLength paramétert mentette az initialize()-ben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tcpapp/TCPSinkApp.cc:</text:p>
          </table:table-cell>
          <table:table-cell office:value-type="string">
            <text:p>recordScalar("bytesRcvd", bytesRcvd);</text:p>
          </table:table-cell>
          <table:table-cell office:value-type="string">
            <text:p>rcvdPkBytes</text:p>
          </table:table-cell>
          <table:table-cell/>
          <table:table-cell office:value-type="string">
            <text:p>sum</text:p>
          </table:table-cell>
          <table:table-cell office:value-type="string">
            <text:p>count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tcpapp/TCPGenericSrvApp.cc:</text:p>
          </table:table-cell>
          <table:table-cell office:value-type="string">
            <text:p>recordScalar("packets sent", msgsSent);</text:p>
          </table:table-cell>
          <table:table-cell office:value-type="string">
            <text:p>sentBytes</text:p>
          </table:table-cell>
          <table:table-cell office:value-type="string">
            <text:p>sentPkBytes</text:p>
          </table:table-cell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applications/tcpapp/TCPGenericSrvApp.cc:</text:p>
          </table:table-cell>
          <table:table-cell office:value-type="string">
            <text:p>recordScalar("packets rcvd", msgsRcvd);</text:p>
          </table:table-cell>
          <table:table-cell office:value-type="string">
            <text:p>receivedBytes</text:p>
          </table:table-cell>
          <table:table-cell office:value-type="string">
            <text:p>rcvdPkBytes</text:p>
          </table:table-cell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applications/tcpapp/TCPGenericSrvApp.cc:</text:p>
          </table:table-cell>
          <table:table-cell office:value-type="string">
            <text:p>recordScalar("bytes sent", bytesSent);</text:p>
          </table:table-cell>
          <table:table-cell office:value-type="string">
            <text:p>sentBytes</text:p>
          </table:table-cell>
          <table:table-cell office:value-type="string">
            <text:p>sentPkBytes</text:p>
          </table:table-cell>
          <table:table-cell office:value-type="string">
            <text:p>sum</text:p>
          </table:table-cell>
          <table:table-cell table:number-columns-repeated="1017"/>
        </table:table-row>
        <table:table-row table:style-name="ro1">
          <table:table-cell office:value-type="string">
            <text:p>src/applications/tcpapp/TCPGenericSrvApp.cc:</text:p>
          </table:table-cell>
          <table:table-cell office:value-type="string">
            <text:p>recordScalar("bytes rcvd", bytesRcvd);</text:p>
          </table:table-cell>
          <table:table-cell office:value-type="string">
            <text:p>receivedBytes</text:p>
          </table:table-cell>
          <table:table-cell office:value-type="string">
            <text:p>rcvdPkBytes</text:p>
          </table:table-cell>
          <table:table-cell office:value-type="string">
            <text:p>sum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tcpapp/TCPGenericCliAppBase.cc:</text:p>
          </table:table-cell>
          <table:table-cell office:value-type="string">
            <text:p>recordScalar("number of sessions", numSessions);</text:p>
          </table:table-cell>
          <table:table-cell office:value-type="string">
            <text:p>connect</text:p>
          </table:table-cell>
          <table:table-cell/>
          <table:table-cell office:value-type="string">
            <text:p>sum</text:p>
          </table:table-cell>
          <table:table-cell office:value-type="string">
            <text:p>timeavg</text:p>
          </table:table-cell>
          <table:table-cell/>
          <table:table-cell office:value-type="string">
            <text:p>NED: TCPBasicClientApp</text:p>
          </table:table-cell>
          <table:table-cell table:number-columns-repeated="1014"/>
        </table:table-row>
        <table:table-row table:style-name="ro1">
          <table:table-cell office:value-type="string">
            <text:p>src/applications/tcpapp/TCPGenericCliAppBase.cc:</text:p>
          </table:table-cell>
          <table:table-cell office:value-type="string">
            <text:p>recordScalar("packets sent", packetsSent);</text:p>
          </table:table-cell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NED: TCPBasicClientApp</text:p>
          </table:table-cell>
          <table:table-cell table:number-columns-repeated="1014"/>
        </table:table-row>
        <table:table-row table:style-name="ro1">
          <table:table-cell office:value-type="string">
            <text:p>src/applications/tcpapp/TCPGenericCliAppBase.cc:</text:p>
          </table:table-cell>
          <table:table-cell office:value-type="string">
            <text:p>recordScalar("packets rcvd", packetsRcvd);</text:p>
          </table:table-cell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NED: TCPBasicClientApp</text:p>
          </table:table-cell>
          <table:table-cell table:number-columns-repeated="1014"/>
        </table:table-row>
        <table:table-row table:style-name="ro1">
          <table:table-cell office:value-type="string">
            <text:p>src/applications/tcpapp/TCPGenericCliAppBase.cc:</text:p>
          </table:table-cell>
          <table:table-cell office:value-type="string">
            <text:p>recordScalar("bytes sent", bytesSent);</text:p>
          </table:table-cell>
          <table:table-cell office:value-type="string">
            <text:p>sentPkBytes</text:p>
          </table:table-cell>
          <table:table-cell/>
          <table:table-cell office:value-type="string">
            <text:p>sum</text:p>
          </table:table-cell>
          <table:table-cell table:number-columns-repeated="2"/>
          <table:table-cell office:value-type="string">
            <text:p>NED: TCPBasicClientApp</text:p>
          </table:table-cell>
          <table:table-cell table:number-columns-repeated="1014"/>
        </table:table-row>
        <table:table-row table:style-name="ro1">
          <table:table-cell office:value-type="string">
            <text:p>src/applications/tcpapp/TCPGenericCliAppBase.cc:</text:p>
          </table:table-cell>
          <table:table-cell office:value-type="string">
            <text:p>recordScalar("bytes rcvd", bytesRcvd);</text:p>
          </table:table-cell>
          <table:table-cell office:value-type="string">
            <text:p>rcvdPkBytes</text:p>
          </table:table-cell>
          <table:table-cell/>
          <table:table-cell office:value-type="string">
            <text:p>sum</text:p>
          </table:table-cell>
          <table:table-cell table:number-columns-repeated="2"/>
          <table:table-cell office:value-type="string">
            <text:p>NED: TCPBasicClientApp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udpapp/UDPVideoStreamCli.h:</text:p>
          </table:table-cell>
          <table:table-cell office:value-type="string">
            <text:p>cOutVector eed;</text:p>
          </table:table-cell>
          <table:table-cell office:value-type="string">
            <text:p>endToEndDelay</text:p>
          </table:table-cell>
          <table:table-cell/>
          <table:table-cell office:value-type="string">
            <text:p>histogram</text:p>
          </table:table-cell>
          <table:table-cell office:value-type="string">
            <text:p>stats</text:p>
          </table:table-cell>
          <table:table-cell office:value-type="string">
            <text:p>vector</text:p>
          </table:table-cell>
          <table:table-cell table:number-columns-repeated="1015"/>
        </table:table-row>
        <table:table-row table:style-name="ro1">
          <table:table-cell office:value-type="string">
            <text:p>src/applications/udpapp/UDPVideoStreamCli.h:</text:p>
          </table:table-cell>
          <table:table-cell office:value-type="string">
            <text:p>--új--</text:p>
          </table:table-cell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udpapp/UDPVideoStreamSvr.cc:</text:p>
          </table:table-cell>
          <table:table-cell office:value-type="string">
            <text:p>recordScalar("streams served", numStreams);</text:p>
          </table:table-cell>
          <table:table-cell office:value-type="string">
            <text:p>servedStreamBytes</text:p>
          </table:table-cell>
          <table:table-cell office:value-type="string">
            <text:p>reqStreamBytes</text:p>
          </table:table-cell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udpapp/UDPVideoStreamSvr.cc:</text:p>
          </table:table-cell>
          <table:table-cell office:value-type="string">
            <text:p>recordScalar("packets sent", numPkSent);</text:p>
          </table:table-cell>
          <table:table-cell office:value-type="string">
            <text:p>sentBytes</text:p>
          </table:table-cell>
          <table:table-cell office:value-type="string">
            <text:p>sentPkBytes</text:p>
          </table:table-cell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base/PassiveQueueBase.cc:</text:p>
          </table:table-cell>
          <table:table-cell office:value-type="string">
            <text:p>recordScalar("packets received by queue", numQueueReceived);</text:p>
          </table:table-cell>
          <table:table-cell office:value-type="string">
            <text:p>rcvdPacket</text:p>
          </table:table-cell>
          <table:table-cell/>
          <table:table-cell office:value-type="string">
            <text:p>count</text:p>
          </table:table-cell>
          <table:table-cell/>
          <table:table-cell office:value-type="string">
            <text:p>nincs NED</text:p>
          </table:table-cell>
          <table:table-cell table:number-columns-repeated="1015"/>
        </table:table-row>
        <table:table-row table:style-name="ro1">
          <table:table-cell office:value-type="string">
            <text:p>src/base/PassiveQueueBase.cc:</text:p>
          </table:table-cell>
          <table:table-cell office:value-type="string">
            <text:p>recordScalar("packets dropped by queue", numQueueDropped);</text:p>
          </table:table-cell>
          <table:table-cell office:value-type="string">
            <text:p>droppedPacket</text:p>
          </table:table-cell>
          <table:table-cell/>
          <table:table-cell office:value-type="string">
            <text:p>count</text:p>
          </table:table-cell>
          <table:table-cell/>
          <table:table-cell office:value-type="string">
            <text:p>nincs NED</text:p>
          </table:table-cell>
          <table:table-cell table:number-columns-repeated="1015"/>
        </table:table-row>
        <table:table-row table:style-name="ro1">
          <table:table-cell office:value-type="string">
            <text:p>src/base/PassiveQueueBase.cc:</text:p>
          </table:table-cell>
          <table:table-cell office:value-type="string">
            <text:p>--új--</text:p>
          </table:table-cell>
          <table:table-cell office:value-type="string">
            <text:p>queueingTime</text:p>
          </table:table-cell>
          <table:table-cell table:number-columns-repeated="3"/>
          <table:table-cell office:value-type="string">
            <text:p>nincs NED</text:p>
          </table:table-cell>
          <table:table-cell table:style-name="ce3" office:value-type="string">
            <text:p><text:span text:style-name="T1">@signal</text:span><text:span text:style-name="T2">[queueingTime](title=</text:span><text:span text:style-name="T3">"queueing time at dequeue"</text:span><text:span text:style-name="T2">;unit=s;interpolationmode=none);</text:span>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base/Sink.cc:</text:p>
          </table:table-cell>
          <table:table-cell office:value-type="string">
            <text:p>recordScalar("numPackets", numPackets);</text:p>
          </table:table-cell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base/Sink.cc:</text:p>
          </table:table-cell>
          <table:table-cell office:value-type="string">
            <text:p>recordScalar("numBits", numBits);</text:p>
          </table:table-cell>
          <table:table-cell office:value-type="string">
            <text:p>rcvdPkBytes</text:p>
          </table:table-cell>
          <table:table-cell/>
          <table:table-cell office:value-type="string">
            <text:p>sum</text:p>
          </table:table-cell>
          <table:table-cell table:number-columns-repeated="1017"/>
        </table:table-row>
        <table:table-row table:style-name="ro1">
          <table:table-cell office:value-type="string">
            <text:p>src/base/Sink.cc:</text:p>
          </table:table-cell>
          <table:table-cell office:value-type="string">
            <text:p>recordScalar("throughput", throughpu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hogyan?</text:p>
          </table:table-cell>
          <table:table-cell office:value-type="string">
            <text:p>sum(receivedBits)/simTime</text:p>
          </table:table-cell>
          <table:table-cell table:number-columns-repeated="1014"/>
        </table:table-row>
        <table:table-row table:style-name="ro1">
          <table:table-cell office:value-type="string">
            <text:p>src/base/Sink.cc:</text:p>
          </table:table-cell>
          <table:table-cell office:value-type="string">
            <text:p>recordScalar("packetPerSec", packetPerSec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hogyan?</text:p>
          </table:table-cell>
          <table:table-cell office:value-type="string">
            <text:p>count(receivedBits)/simTime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net/EtherBus.cc:</text:p>
          </table:table-cell>
          <table:table-cell office:value-type="string">
            <text:p>recordScalar("simulated time", 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marad</text:p>
          </table:table-cell>
          <table:table-cell table:number-columns-repeated="1015"/>
        </table:table-row>
        <table:table-row table:style-name="ro1">
          <table:table-cell office:value-type="string">
            <text:p>src/linklayer/ethernet/EtherBus.cc:</text:p>
          </table:table-cell>
          <table:table-cell office:value-type="string">
            <text:p>recordScalar("messages handled", numMessages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később</text:p>
          </table:table-cell>
          <table:table-cell office:value-type="string">
            <text:p>numMessages nem változik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Bus.cc:</text:p>
          </table:table-cell>
          <table:table-cell office:value-type="string">
            <text:p>recordScalar("messages/sec", numMessages/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később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net/EtherEncap.cc:</text:p>
          </table:table-cell>
          <table:table-cell office:value-type="string">
            <text:p>recordScalar("packets from higher layer", totalFromHigherLayer);</text:p>
          </table:table-cell>
          <table:table-cell office:value-type="string">
            <text:p>rcvdPkBytesFromHL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ethernet/EtherEncap.cc:</text:p>
          </table:table-cell>
          <table:table-cell office:value-type="string">
            <text:p>recordScalar("frames from MAC", totalFromMAC);</text:p>
          </table:table-cell>
          <table:table-cell office:value-type="string">
            <text:p>rcvdPkBytesFromMAC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--új--</text:p>
          </table:table-cell>
          <table:table-cell office:value-type="string">
            <text:p>sentPause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új, sentpause units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net/EtherHub.cc:</text:p>
          </table:table-cell>
          <table:table-cell office:value-type="string">
            <text:p>recordScalar("simulated time", t)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office:value-type="string">
            <text:p>src/linklayer/ethernet/EtherHub.cc:</text:p>
          </table:table-cell>
          <table:table-cell office:value-type="string">
            <text:p>recordScalar("messages handled", numMessages);</text:p>
          </table:table-cell>
          <table:table-cell table:number-columns-repeated="2" office:value-type="string">
            <text:p>pkBytes</text:p>
          </table:table-cell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ethernet/EtherHub.cc:</text:p>
          </table:table-cell>
          <table:table-cell office:value-type="string">
            <text:p>recordScalar("messages/sec", numMessages/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hogyan?</text:p>
          </table:table-cell>
          <table:table-cell office:value-type="string">
            <text:p>count(receivedPacket)/simTime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net/EtherLLC.cc:</text:p>
          </table:table-cell>
          <table:table-cell office:value-type="string">
            <text:p>recordScalar("dsaps registered", dsapsRegistered);</text:p>
          </table:table-cell>
          <table:table-cell office:value-type="string">
            <text:p>dsap</text:p>
          </table:table-cell>
          <table:table-cell/>
          <table:table-cell office:value-type="string">
            <text:p>sum</text:p>
          </table:table-cell>
          <table:table-cell/>
          <table:table-cell office:value-type="string">
            <text:p>elég ez?</text:p>
          </table:table-cell>
          <table:table-cell office:value-type="string">
            <text:p>+1:register; -1 deregister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LLC.cc:</text:p>
          </table:table-cell>
          <table:table-cell office:value-type="string">
            <text:p>recordScalar("packets from higher layer", totalFromHigherLayer);</text:p>
          </table:table-cell>
          <table:table-cell office:value-type="string">
            <text:p>rcvdPkBytesFromHL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ethernet/EtherLLC.cc:</text:p>
          </table:table-cell>
          <table:table-cell office:value-type="string">
            <text:p>recordScalar("frames from MAC", totalFromMAC);</text:p>
          </table:table-cell>
          <table:table-cell office:value-type="string">
            <text:p>rcvdPkBytesFromMAC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ethernet/EtherLLC.cc:</text:p>
          </table:table-cell>
          <table:table-cell office:value-type="string">
            <text:p>recordScalar("packets passed up", totalPassedUp);</text:p>
          </table:table-cell>
          <table:table-cell office:value-type="string">
            <text:p>passedUp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ethernet/EtherLLC.cc:</text:p>
          </table:table-cell>
          <table:table-cell office:value-type="string">
            <text:p>recordScalar("packets dropped - unknown DSAP", droppedUnknownDSAP);</text:p>
          </table:table-cell>
          <table:table-cell office:value-type="string">
            <text:p>droppedPkBytesUnknownDSAP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FramesSentVector;</text:p>
          </table:table-cell>
          <table:table-cell office:value-type="string">
            <text:p>txPkBytes</text:p>
          </table:table-cell>
          <table:table-cell/>
          <table:table-cell office:value-type="string">
            <text:p>hints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FramesReceivedOKVector;</text:p>
          </table:table-cell>
          <table:table-cell office:value-type="string">
            <text:p>rxPkBytesOK</text:p>
          </table:table-cell>
          <table:table-cell/>
          <table:table-cell office:value-type="string">
            <text:p>hints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BytesSentVector;</text:p>
          </table:table-cell>
          <table:table-cell office:value-type="string">
            <text:p>txPkBytes</text:p>
          </table:table-cell>
          <table:table-cell/>
          <table:table-cell office:value-type="string">
            <text:p>hints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BytesReceivedOKVector;</text:p>
          </table:table-cell>
          <table:table-cell office:value-type="string">
            <text:p>rxPkBytesOK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DroppedIfaceDownVector;</text:p>
          </table:table-cell>
          <table:table-cell office:value-type="string">
            <text:p>droppedPkBytesIfaceDown</text:p>
          </table:table-cell>
          <table:table-cell/>
          <table:table-cell office:value-type="string">
            <text:p>vector</text:p>
          </table:table-cell>
          <table:table-cell/>
          <table:table-cell office:value-type="string">
            <text:p>darab helyett hossz</text:p>
          </table:table-cell>
          <table:table-cell table:number-columns-repeated="1015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DroppedBitErrorVector;</text:p>
          </table:table-cell>
          <table:table-cell office:value-type="string">
            <text:p>droppedPkBytesBitError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DroppedNotForUsVector;</text:p>
          </table:table-cell>
          <table:table-cell table:style-name="ce2" office:value-type="string">
            <text:p>droppedPkBytesNotForUs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FramesPassedToHLVector;</text:p>
          </table:table-cell>
          <table:table-cell table:style-name="ce2" office:value-type="string">
            <text:p>passedUpPkBytes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PauseFramesRcvdVector;</text:p>
          </table:table-cell>
          <table:table-cell office:value-type="string">
            <text:p>rxPausePkUnits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PauseFramesSentVector;</text:p>
          </table:table-cell>
          <table:table-cell office:value-type="string">
            <text:p>txPausePkUnits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simulated time", 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marad</text:p>
          </table:table-cell>
          <table:table-cell table:number-columns-repeated="1015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txrate (Mb)", txrate/1000000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marad</text:p>
          </table:table-cell>
          <table:table-cell table:number-columns-repeated="1015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ull duplex", duplexMode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kell ez?</text:p>
          </table:table-cell>
          <table:table-cell table:number-columns-repeated="1015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 sent", <text:s text:c="3"/>numFramesSent);</text:p>
          </table:table-cell>
          <table:table-cell office:value-type="string">
            <text:p>txPkBytes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 rcvd", <text:s text:c="3"/>numFramesReceivedOK);</text:p>
          </table:table-cell>
          <table:table-cell office:value-type="string">
            <text:p>rxPkBytesOK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bytes sent", <text:s text:c="4"/>numBytesSent);</text:p>
          </table:table-cell>
          <table:table-cell office:value-type="string">
            <text:p>txPkBytes</text:p>
          </table:table-cell>
          <table:table-cell/>
          <table:table-cell office:value-type="string">
            <text:p>sum</text:p>
          </table:table-cell>
          <table:table-cell table:number-columns-repeated="2"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bytes rcvd", <text:s text:c="4"/>numBytesReceivedOK);</text:p>
          </table:table-cell>
          <table:table-cell office:value-type="string">
            <text:p>rxPkBytesOK</text:p>
          </table:table-cell>
          <table:table-cell/>
          <table:table-cell office:value-type="string">
            <text:p>sum</text:p>
          </table:table-cell>
          <table:table-cell table:number-columns-repeated="2"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 from higher layer", numFramesFromHL);</text:p>
          </table:table-cell>
          <table:table-cell office:value-type="string">
            <text:p>rxPkBytesFromHL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 from higher layer dropped (iface down)", numDroppedIfaceDown);</text:p>
          </table:table-cell>
          <table:table-cell office:value-type="string">
            <text:p>droppedPkBytesIfaceDown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 dropped (bit error)", <text:s/>numDroppedBitError);</text:p>
          </table:table-cell>
          <table:table-cell office:value-type="string">
            <text:p>droppedPkBytesBitError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 dropped (not for us)", numDroppedNotForUs);</text:p>
          </table:table-cell>
          <table:table-cell office:value-type="string">
            <text:p>droppedPkBytesNotForUs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 passed up to HL", numFramesPassedToHL);</text:p>
          </table:table-cell>
          <table:table-cell office:value-type="string">
            <text:p>passedUpPkBytes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PAUSE frames sent", <text:s/>numPauseFramesSent);</text:p>
          </table:table-cell>
          <table:table-cell office:value-type="string">
            <text:p>txPausePkUnits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PAUSE frames rcvd", <text:s/>numPauseFramesRcvd);</text:p>
          </table:table-cell>
          <table:table-cell office:value-type="string">
            <text:p>rxPausePkUnits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/sec sent", numFramesSent/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hogyan?</text:p>
          </table:table-cell>
          <table:table-cell office:value-type="string">
            <text:p>count(sentBytes)/simTime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/sec rcvd", numFramesReceivedOK/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hogyan?</text:p>
          </table:table-cell>
          <table:table-cell office:value-type="string">
            <text:p>count(receivedBytesOk)/simTime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bits/sec sent", <text:s text:c="2"/>8*numBytesSent/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hogyan?</text:p>
          </table:table-cell>
          <table:table-cell office:value-type="string">
            <text:p>8*sum(sentBytes)/simTime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bits/sec rcvd", <text:s text:c="2"/>8*numBytesReceivedOK/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hogyan?</text:p>
          </table:table-cell>
          <table:table-cell office:value-type="string">
            <text:p>8*sum(receivedBytesOk)/simTime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net/EtherMAC.h:</text:p>
          </table:table-cell>
          <table:table-cell office:value-type="string">
            <text:p>cOutVector numCollisionsVector;</text:p>
          </table:table-cell>
          <table:table-cell office:value-type="string">
            <text:p>collision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.h:</text:p>
          </table:table-cell>
          <table:table-cell office:value-type="string">
            <text:p>cOutVector numBackoffsVector;</text:p>
          </table:table-cell>
          <table:table-cell office:value-type="string">
            <text:p>backoff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.cc:</text:p>
          </table:table-cell>
          <table:table-cell office:value-type="string">
            <text:p>recordScalar("rx channel idle (%)", 100*(totalChannelIdleTime/t)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marad</text:p>
          </table:table-cell>
          <table:table-cell table:number-columns-repeated="1015"/>
        </table:table-row>
        <table:table-row table:style-name="ro1">
          <table:table-cell office:value-type="string">
            <text:p>src/linklayer/ethernet/EtherMAC.cc:</text:p>
          </table:table-cell>
          <table:table-cell office:value-type="string">
            <text:p>recordScalar("rx channel utilization (%)", 100*(totalSuccessfulRxTxTime/t)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marad</text:p>
          </table:table-cell>
          <table:table-cell table:number-columns-repeated="1015"/>
        </table:table-row>
        <table:table-row table:style-name="ro1">
          <table:table-cell office:value-type="string">
            <text:p>src/linklayer/ethernet/EtherMAC.cc:</text:p>
          </table:table-cell>
          <table:table-cell office:value-type="string">
            <text:p>recordScalar("rx channel collision (%)", 100*(totalCollisionTime/t)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marad</text:p>
          </table:table-cell>
          <table:table-cell table:number-columns-repeated="1015"/>
        </table:table-row>
        <table:table-row table:style-name="ro1">
          <table:table-cell office:value-type="string">
            <text:p>src/linklayer/ethernet/EtherMAC.cc:</text:p>
          </table:table-cell>
          <table:table-cell office:value-type="string">
            <text:p>recordScalar("collisions", <text:s text:c="4"/>numCollisions);</text:p>
          </table:table-cell>
          <table:table-cell office:value-type="string">
            <text:p>collision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.cc:</text:p>
          </table:table-cell>
          <table:table-cell office:value-type="string">
            <text:p>recordScalar("backoffs", <text:s text:c="6"/>numBackoffs);</text:p>
          </table:table-cell>
          <table:table-cell office:value-type="string">
            <text:p>backoff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switch/MACRelayUnitPP.h:</text:p>
          </table:table-cell>
          <table:table-cell office:value-type="string">
            <text:p>cOutVector bufferLevel;</text:p>
          </table:table-cell>
          <table:table-cell office:value-type="string">
            <text:p>usedBufferBytes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rocessedBytes</text:p>
          </table:table-cell>
          <table:table-cell/>
          <table:table-cell office:value-type="string">
            <text:p>hints</text:p>
          </table:table-cell>
          <table:table-cell office:value-type="string">
            <text:p>sum,coun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droppedBytes</text:p>
          </table:table-cell>
          <table:table-cell/>
          <table:table-cell office:value-type="string">
            <text:p>hints</text:p>
          </table:table-cell>
          <table:table-cell office:value-type="string">
            <text:p>sum,count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switch/MACRelayUnitNP.h:</text:p>
          </table:table-cell>
          <table:table-cell office:value-type="string">
            <text:p>cOutVector bufferLevel;</text:p>
          </table:table-cell>
          <table:table-cell office:value-type="string">
            <text:p>usedBufferBytes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switch/MACRelayUnitNP.cc:</text:p>
          </table:table-cell>
          <table:table-cell office:value-type="string">
            <text:p>recordScalar("processed frames", numProcessedFrames);</text:p>
          </table:table-cell>
          <table:table-cell office:value-type="string">
            <text:p>processed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etherswitch/MACRelayUnitNP.cc:</text:p>
          </table:table-cell>
          <table:table-cell office:value-type="string">
            <text:p>recordScalar("dropped frames", numDroppedFrames);</text:p>
          </table:table-cell>
          <table:table-cell office:value-type="string">
            <text:p>dropped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ieee80211/mac/Ieee80211Mac.h:</text:p>
          </table:table-cell>
          <table:table-cell office:value-type="string">
            <text:p>cOutVector stateVector;</text:p>
          </table:table-cell>
          <table:table-cell office:value-type="string">
            <text:p>state</text:p>
          </table:table-cell>
          <table:table-cell table:number-columns-repeated="3"/>
          <table:table-cell office:value-type="string">
            <text:p>enum</text:p>
          </table:table-cell>
          <table:table-cell office:value-type="string">
            <text:p>@signalba: enum=enumType; sample-hold</text:p>
          </table:table-cell>
          <table:table-cell table:number-columns-repeated="1014"/>
        </table:table-row>
        <table:table-row table:style-name="ro1">
          <table:table-cell office:value-type="string">
            <text:p>src/linklayer/ieee80211/mac/Ieee80211Mac.h:</text:p>
          </table:table-cell>
          <table:table-cell office:value-type="string">
            <text:p>cOutVector radioStateVector;</text:p>
          </table:table-cell>
          <table:table-cell office:value-type="string">
            <text:p>radioState</text:p>
          </table:table-cell>
          <table:table-cell table:number-columns-repeated="3"/>
          <table:table-cell office:value-type="string">
            <text:p>enum</text:p>
          </table:table-cell>
          <table:table-cell office:value-type="string">
            <text:p>@signalba: enum=enumType; sample-hold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ieee80211/mgmt/Ieee80211MgmtBase.h:</text:p>
          </table:table-cell>
          <table:table-cell office:value-type="string">
            <text:p>cOutVector dataQueueLenVec;</text:p>
          </table:table-cell>
          <table:table-cell office:value-type="string">
            <text:p>dataQueueLen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ieee80211/mgmt/Ieee80211MgmtBase.h:</text:p>
          </table:table-cell>
          <table:table-cell office:value-type="string">
            <text:p>cOutVector dataQueueDropVec;</text:p>
          </table:table-cell>
          <table:table-cell office:value-type="string">
            <text:p>droppedPacket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ppp/DropsGenerator.cc:</text:p>
          </table:table-cell>
          <table:table-cell office:value-type="string">
            <text:p>recordScalar("total packets", numPackets);</text:p>
          </table:table-cell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ppp/DropsGenerator.cc:</text:p>
          </table:table-cell>
          <table:table-cell office:value-type="string">
            <text:p>recordScalar("total dropped", numDropped);</text:p>
          </table:table-cell>
          <table:table-cell office:value-type="string">
            <text:p>droppe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--új--</text:p>
          </table:table-cell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ppp/DuplicatesGenerator.cc:</text:p>
          </table:table-cell>
          <table:table-cell office:value-type="string">
            <text:p>recordScalar("total packets", numPackets);</text:p>
          </table:table-cell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ppp/DuplicatesGenerator.cc:</text:p>
          </table:table-cell>
          <table:table-cell office:value-type="string">
            <text:p>recordScalar("total duplicated", numDuplicated);</text:p>
          </table:table-cell>
          <table:table-cell office:value-type="string">
            <text:p>dupl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--új--</text:p>
          </table:table-cell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ppp/ThruputMeter.h:</text:p>
          </table:table-cell>
          <table:table-cell office:value-type="string">
            <text:p>cOutVector bitpersecVector;</text:p>
          </table:table-cell>
          <table:table-cell table:number-columns-repeated="4"/>
          <table:table-cell office:value-type="string">
            <text:p>nem kell, cél hogy kidobjuk</text:p>
          </table:table-cell>
          <table:table-cell table:number-columns-repeated="1015"/>
        </table:table-row>
        <table:table-row table:style-name="ro1">
          <table:table-cell office:value-type="string">
            <text:p>src/linklayer/ppp/ThruputMeter.h:</text:p>
          </table:table-cell>
          <table:table-cell office:value-type="string">
            <text:p>cOutVector pkpersecVector;</text:p>
          </table:table-cell>
          <table:table-cell table:number-columns-repeated="4"/>
          <table:table-cell office:value-type="string">
            <text:p>nem kell, cél hogy kidobjuk</text:p>
          </table:table-cell>
          <table:table-cell table:number-columns-repeated="1015"/>
        </table:table-row>
        <table:table-row table:style-name="ro1">
          <table:table-cell office:value-type="string">
            <text:p>src/linklayer/ppp/ThruputMeter.cc:</text:p>
          </table:table-cell>
          <table:table-cell office:value-type="string">
            <text:p>recordScalar("duration", duration);</text:p>
          </table:table-cell>
          <table:table-cell table:number-columns-repeated="4"/>
          <table:table-cell office:value-type="string">
            <text:p>nem kell, cél hogy kidobjuk</text:p>
          </table:table-cell>
          <table:table-cell table:number-columns-repeated="1015"/>
        </table:table-row>
        <table:table-row table:style-name="ro1">
          <table:table-cell office:value-type="string">
            <text:p>src/linklayer/ppp/ThruputMeter.cc:</text:p>
          </table:table-cell>
          <table:table-cell office:value-type="string">
            <text:p>recordScalar("total packets", numPackets);</text:p>
          </table:table-cell>
          <table:table-cell table:number-columns-repeated="4"/>
          <table:table-cell office:value-type="string">
            <text:p>nem kell, cél hogy kidobjuk</text:p>
          </table:table-cell>
          <table:table-cell table:number-columns-repeated="1015"/>
        </table:table-row>
        <table:table-row table:style-name="ro1">
          <table:table-cell office:value-type="string">
            <text:p>src/linklayer/ppp/ThruputMeter.cc:</text:p>
          </table:table-cell>
          <table:table-cell office:value-type="string">
            <text:p>recordScalar("total bits", numBits);</text:p>
          </table:table-cell>
          <table:table-cell table:number-columns-repeated="4"/>
          <table:table-cell office:value-type="string">
            <text:p>nem kell, cél hogy kidobjuk</text:p>
          </table:table-cell>
          <table:table-cell table:number-columns-repeated="1015"/>
        </table:table-row>
        <table:table-row table:style-name="ro1">
          <table:table-cell office:value-type="string">
            <text:p>src/linklayer/ppp/ThruputMeter.cc:</text:p>
          </table:table-cell>
          <table:table-cell office:value-type="string">
            <text:p>recordScalar("avg throughput (bit/s)", numBits/duration.dbl());</text:p>
          </table:table-cell>
          <table:table-cell table:number-columns-repeated="4"/>
          <table:table-cell office:value-type="string">
            <text:p>nem kell, cél hogy kidobjuk</text:p>
          </table:table-cell>
          <table:table-cell table:number-columns-repeated="1015"/>
        </table:table-row>
        <table:table-row table:style-name="ro1">
          <table:table-cell office:value-type="string">
            <text:p>src/linklayer/ppp/ThruputMeter.cc:</text:p>
          </table:table-cell>
          <table:table-cell office:value-type="string">
            <text:p>recordScalar("avg packets/s", numPackets/duration.dbl());</text:p>
          </table:table-cell>
          <table:table-cell table:number-columns-repeated="4"/>
          <table:table-cell office:value-type="string">
            <text:p>nem kell, cél hogy kidobjuk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networklayer/arp/ARP.cc:</text:p>
          </table:table-cell>
          <table:table-cell office:value-type="string">
            <text:p>recordScalar("ARP requests sent", numRequestsSent);</text:p>
          </table:table-cell>
          <table:table-cell office:value-type="string">
            <text:p>sentReq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networklayer/arp/ARP.cc:</text:p>
          </table:table-cell>
          <table:table-cell office:value-type="string">
            <text:p>recordScalar("ARP replies sent", numRepliesSent);</text:p>
          </table:table-cell>
          <table:table-cell office:value-type="string">
            <text:p>sentReply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networklayer/arp/ARP.cc:</text:p>
          </table:table-cell>
          <table:table-cell office:value-type="string">
            <text:p>recordScalar("ARP resolutions", numResolutions);</text:p>
          </table:table-cell>
          <table:table-cell office:value-type="string">
            <text:p>initiatedResolution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networklayer/arp/ARP.cc:</text:p>
          </table:table-cell>
          <table:table-cell office:value-type="string">
            <text:p>recordScalar("failed ARP resolutions", numFailedResolutions);</text:p>
          </table:table-cell>
          <table:table-cell office:value-type="string">
            <text:p>failedResolution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<text:s text:c="4"/>átalakítva</text:p>
          </table:table-cell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networklayer/queue/DropTailQueue.h:</text:p>
          </table:table-cell>
          <table:table-cell office:value-type="string">
            <text:p>cOutVector qlenVec;</text:p>
          </table:table-cell>
          <table:table-cell office:value-type="string">
            <text:p>queueLength</text:p>
          </table:table-cell>
          <table:table-cell table:number-columns-repeated="3"/>
          <table:table-cell office:value-type="string">
            <text:p>összenézni a PassiveQueueBase-zel</text:p>
          </table:table-cell>
          <table:table-cell table:number-columns-repeated="1015"/>
        </table:table-row>
        <table:table-row table:style-name="ro1">
          <table:table-cell office:value-type="string">
            <text:p>src/networklayer/queue/DropTailQueue.h:</text:p>
          </table:table-cell>
          <table:table-cell office:value-type="string">
            <text:p>cOutVector dropVec;</text:p>
          </table:table-cell>
          <table:table-cell office:value-type="string">
            <text:p>droppedPkBytes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networklayer/queue/REDQueue.h:</text:p>
          </table:table-cell>
          <table:table-cell office:value-type="string">
            <text:p>cOutVector avgQlenVec;</text:p>
          </table:table-cell>
          <table:table-cell office:value-type="string">
            <text:p>avgQueueLength</text:p>
          </table:table-cell>
          <table:table-cell table:number-columns-repeated="1019"/>
        </table:table-row>
        <table:table-row table:style-name="ro1">
          <table:table-cell office:value-type="string">
            <text:p>src/networklayer/queue/REDQueue.h:</text:p>
          </table:table-cell>
          <table:table-cell office:value-type="string">
            <text:p>cOutVector qlenVec;</text:p>
          </table:table-cell>
          <table:table-cell office:value-type="string">
            <text:p>queueLength</text:p>
          </table:table-cell>
          <table:table-cell table:number-columns-repeated="1019"/>
        </table:table-row>
        <table:table-row table:style-name="ro1">
          <table:table-cell office:value-type="string">
            <text:p>src/networklayer/queue/REDQueue.h:</text:p>
          </table:table-cell>
          <table:table-cell office:value-type="string">
            <text:p>cOutVector dropVec;</text:p>
          </table:table-cell>
          <table:table-cell table:number-columns-repeated="5"/>
          <table:table-cell office:value-type="string">
            <text:p>PassiveQueueBase gyűjti</text:p>
          </table:table-cell>
          <table:table-cell table:number-columns-repeated="1014"/>
        </table:table-row>
        <table:table-row table:style-name="ro1">
          <table:table-cell office:value-type="string">
            <text:p>src/networklayer/queue/REDQueue.cc:</text:p>
          </table:table-cell>
          <table:table-cell office:value-type="string">
            <text:p>recordScalar("packets dropped early by RED", numEarlyDrops);</text:p>
          </table:table-cell>
          <table:table-cell office:value-type="string">
            <text:p>earlyDropPacket</text:p>
          </table:table-cell>
          <table:table-cell office:value-type="string">
            <text:p>earlyDropPkBytes</text:p>
          </table:table-cell>
          <table:table-cell table:number-columns-repeated="2"/>
          <table:table-cell office:value-type="string">
            <text:p>darab helyett hossz</text:p>
          </table:table-cell>
          <table:table-cell table:number-columns-repeated="1015"/>
        </table:table-row>
        <table:table-row table:style-name="ro1">
          <table:table-cell office:value-type="string">
            <text:p><text:s text:c="4"/>később</text:p>
          </table:table-cell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networklayer/queue/PassiveQueueBase.h:</text:p>
          </table:table-cell>
          <table:table-cell table:number-columns-repeated="5"/>
          <table:table-cell office:value-type="string">
            <text:p>ez mér maradt ki?????</text:p>
          </table:table-cell>
          <table:table-cell table:number-columns-repeated="1015"/>
        </table:table-row>
        <table:table-row table:style-name="ro1" table:number-rows-repeated="9">
          <table:table-cell table:number-columns-repeated="1022"/>
        </table:table-row>
        <table:table-row table:style-name="ro1">
          <table:table-cell office:value-type="string">
            <text:p>src/transport/rtp/RTCP.h:</text:p>
          </table:table-cell>
          <table:table-cell office:value-type="string">
            <text:p>cOutVector *_rtcpIntervalOutVector;</text:p>
          </table:table-cell>
          <table:table-cell table:number-columns-repeated="1020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rtp/RTPReceiverInfo.h:</text:p>
          </table:table-cell>
          <table:table-cell office:value-type="string">
            <text:p>cOutVector _jitterOutVector;</text:p>
          </table:table-cell>
          <table:table-cell table:number-columns-repeated="1020"/>
        </table:table-row>
        <table:table-row table:style-name="ro1">
          <table:table-cell office:value-type="string">
            <text:p>src/transport/rtp/RTPReceiverInfo.h:</text:p>
          </table:table-cell>
          <table:table-cell office:value-type="string">
            <text:p>cOutVector _packetLostOutVector;</text:p>
          </table:table-cell>
          <table:table-cell table:number-columns-repeated="1020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rtp/RTPPayloadReceiver.h:</text:p>
          </table:table-cell>
          <table:table-cell office:value-type="string">
            <text:p>cOutVector *_packetArrival;</text:p>
          </table:table-cell>
          <table:table-cell table:number-columns-repeated="1020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tcp/flavours/TCPBaseAlg.h:</text:p>
          </table:table-cell>
          <table:table-cell office:value-type="string">
            <text:p>cOutVector *cwndVector; <text:s/>// will record changes to snd_cwn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flavours/TCPBaseAlg.h:</text:p>
          </table:table-cell>
          <table:table-cell office:value-type="string">
            <text:p>cOutVector *ssthreshVector; // will record changes to ssthresh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flavours/TCPBaseAlg.h:</text:p>
          </table:table-cell>
          <table:table-cell office:value-type="string">
            <text:p>cOutVector *rttVector; <text:s text:c="2"/>// will record measured RTT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flavours/TCPBaseAlg.h:</text:p>
          </table:table-cell>
          <table:table-cell office:value-type="string">
            <text:p>cOutVector *srttVector; <text:s/>// will record smoothed RTT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flavours/TCPBaseAlg.h:</text:p>
          </table:table-cell>
          <table:table-cell office:value-type="string">
            <text:p>cOutVector *rttvarVector;// will record RTT variance (rttvar)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flavours/TCPBaseAlg.h:</text:p>
          </table:table-cell>
          <table:table-cell office:value-type="string">
            <text:p>cOutVector *rtoVector; <text:s text:c="2"/>// will record retransmission timeout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flavours/TCPBaseAlg.h:</text:p>
          </table:table-cell>
          <table:table-cell office:value-type="string">
            <text:p>cOutVector *numRtosVector; // will record total number of RTO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sndWndVector; <text:s text:c="2"/>// snd_wn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rcvWndVector; <text:s text:c="2"/>// rcv_wn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rcvAdvVector; <text:s text:c="2"/>// current advertised window (=rcv_avd)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sndNxtVector; <text:s text:c="2"/>// sent seq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sndAckVector; <text:s text:c="2"/>// sent ack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rcvSeqVector; <text:s text:c="2"/>// received seq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rcvAckVector; <text:s text:c="2"/>// received ackNo (= snd_una)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unackedVector; <text:s/>// number of bytes unacknowledge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dupAcksVector; <text:s text:c="2"/>// current number of received dupAck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pipeVector; <text:s text:c="3"/><text:tab/> // current sender's estimate of bytes outstanding in the network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sndSacksVector; <text:s/>// number of sent Sack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rcvSacksVector; <text:s/>// number of received Sack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rcvOooSegVector; // number of received out-of-order segment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sackedBytesVector;<text:tab/><text:tab/> <text:s/>// current number of received sacked byte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tcpRcvQueueBytesVector; <text:s text:c="2"/>// current amount of used bytes in tcp receive queue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tcpRcvQueueDropsVector; <text:s text:c="2"/>// number of drops in tcp receive queue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sndWndVector; <text:s text:c="2"/>// snd_wn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rcvWndVector; <text:s text:c="2"/>// rcv_wn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rcvAdvVector; <text:s text:c="2"/>// current advertised window (=rcv_avd)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sndNxtVector; <text:s text:c="2"/>// sent seq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sndAckVector; <text:s text:c="2"/>// sent ack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rcvSeqVector; <text:s text:c="2"/>// received seq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rcvAckVector; <text:s text:c="2"/>// received ackNo (= snd_una)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unackedVector; <text:s/>// number of bytes unacknowledge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dupAcksVector; <text:s text:c="2"/>// current number of received dupAck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pipeVector; <text:s text:c="5"/>// current sender's estimate of bytes outstanding in the network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sndSacksVector; <text:s/>// number of sent Sack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rcvSacksVector; <text:s/>// number of received Sack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rcvOooSegVector; // number of received out-of-order segment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sackedBytesVector; <text:s text:c="15"/>// current number of received sacked byte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tcpRcvQueueBytesVector; <text:s text:c="2"/>// current amount of used bytes in tcp receive queue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tcpRcvQueueDropsVector; <text:s text:c="2"/>// number of drops in tcp receive queue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tcp_old/TCPConnection_old.h:</text:p>
          </table:table-cell>
          <table:table-cell office:value-type="string">
            <text:p>cOutVector *sndWndVector; <text:s text:c="2"/>// snd_wn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TCPConnection_old.h:</text:p>
          </table:table-cell>
          <table:table-cell office:value-type="string">
            <text:p>cOutVector *sndNxtVector; <text:s text:c="2"/>// sent seq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TCPConnection_old.h:</text:p>
          </table:table-cell>
          <table:table-cell office:value-type="string">
            <text:p>cOutVector *sndAckVector; <text:s text:c="2"/>// sent ack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TCPConnection_old.h:</text:p>
          </table:table-cell>
          <table:table-cell office:value-type="string">
            <text:p>cOutVector *rcvSeqVector; <text:s text:c="2"/>// received seq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TCPConnection_old.h:</text:p>
          </table:table-cell>
          <table:table-cell office:value-type="string">
            <text:p>cOutVector *rcvAckVector; <text:s text:c="2"/>// received ackNo (= snd_una)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TCPConnection_old.h:</text:p>
          </table:table-cell>
          <table:table-cell office:value-type="string">
            <text:p>cOutVector *unackedVector; <text:s/>// number of bytes unacknowledge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flavours/TCPBaseAlg_old.h:</text:p>
          </table:table-cell>
          <table:table-cell office:value-type="string">
            <text:p>cOutVector *cwndVector; <text:s/>// will record changes to snd_cwn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flavours/TCPBaseAlg_old.h:</text:p>
          </table:table-cell>
          <table:table-cell office:value-type="string">
            <text:p>cOutVector *ssthreshVector; // will record changes to ssthresh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flavours/TCPBaseAlg_old.h:</text:p>
          </table:table-cell>
          <table:table-cell office:value-type="string">
            <text:p>cOutVector *rttVector; <text:s text:c="2"/>// will record measured RTT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flavours/TCPBaseAlg_old.h:</text:p>
          </table:table-cell>
          <table:table-cell office:value-type="string">
            <text:p>cOutVector *srttVector; <text:s/>// will record smoothed RTT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flavours/TCPBaseAlg_old.h:</text:p>
          </table:table-cell>
          <table:table-cell office:value-type="string">
            <text:p>cOutVector *rttvarVector;// will record RTT variance (rttvar)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flavours/TCPBaseAlg_old.h:</text:p>
          </table:table-cell>
          <table:table-cell office:value-type="string">
            <text:p>cOutVector *rtoVector; <text:s text:c="2"/>// will record retransmission timeout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errorRate", chan-&gt;error()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delay",chan-&gt;delay()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datarate",chan-&gt;datarate());*/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lifetime", iter-&gt;second.lifeTime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acked Bytes", iter-&gt;second.ackedBytes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throughput [Bit/sec]", iter-&gt;second.throughput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transmitted Bytes", iter-&gt;second.transmittedBytes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fast Rtx", iter-&gt;second.numFastRtx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timer based Rtx", iter-&gt;second.numT3Rtx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packets received", numPacketsReceived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packets dropped", numPacketsDropped);</text:p>
          </table:table-cell>
          <table:table-cell table:number-columns-repeated="1020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pathSsthresh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pathCwnd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pathTSN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pathRcvdTSN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pathRTO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pathRTT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advRwnd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quBytes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cumTsnAck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* sendQueue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sctp/SCTPAssociationRcvMessage.cc:</text:p>
          </table:table-cell>
          <table:table-cell office:value-type="string">
            <text:p>//recordScalar("delay", simulation.getSimTime()-dataChunk-&gt;getEnqueuingTime());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hu" fo:country="H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2">2010.02.22</text:date>, <text:time>18:3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22T18:39:17</dc:date>
    <meta:generator>OpenOffice.org/3.0$Linux OpenOffice.org_project/300m15$Build-9379</meta:generator>
    <meta:editing-duration>PT17H20M20S</meta:editing-duration>
    <meta:editing-cycles>18</meta:editing-cycles>
    <meta:document-statistic meta:table-count="1" meta:cell-count="804" meta:object-count="0"/>
    <meta:user-defined meta:name="Info 1"/>
    <meta:user-defined meta:name="Info 2"/>
    <meta:user-defined meta:name="Info 3"/>
    <meta:user-defined meta:name="Info 4"/>
  </office:meta>
</office:document-meta>
</file>